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9d1" officeooo:paragraph-rsid="001e29d1"/>
    </style:style>
    <style:style style:name="P2" style:family="paragraph" style:parent-style-name="Standard">
      <style:text-properties officeooo:rsid="001f2c6d" officeooo:paragraph-rsid="001f2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s principales diferencias en el codigo fuente del tutorial y de la plantilla de Android Studio, son las versiones de las librerias, ya que han cambiado varios nombre debidos a que el tutorial esta desactualizado.</text:p>
      <text:p text:style-name="P1"/>
      <text:p text:style-name="P1"><text:a xlink:type="simple" xlink:href="https://developer.android.com/reference/android/view/Surface" text:style-name="Internet_20_link" text:visited-style-name="Visited_20_Internet_20_Link"/></text:p>
      <text:p text:style-name="P1"><text:a xlink:type="simple" xlink:href="https://developer.android.com/reference/android/view/Surface" text:style-name="Internet_20_link" text:visited-style-name="Visited_20_Internet_20_Link">Enlace</text:a> a Docs oficial de Widget Surfa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30:25.001082878</meta:creation-date>
    <meta:print-date>2024-09-17T13:56:57.654776811</meta:print-date>
    <meta:printed-by>PDF files</meta:printed-by>
    <dc:date>2024-09-17T13:57:26.072218576</dc:date>
    <meta:editing-duration>PT28S</meta:editing-duration>
    <meta:editing-cycles>1</meta:editing-cycles>
    <meta:document-statistic meta:table-count="0" meta:image-count="0" meta:object-count="0" meta:page-count="1" meta:paragraph-count="2" meta:word-count="42" meta:character-count="254" meta:non-whitespace-character-count="214"/>
    <meta:generator>LibreOffice/24.2.5.2$Linux_X86_64 LibreOffice_project/420$Build-2</meta:generator>
  </office:meta>
</office:document-meta>
</file>